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28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0.4772in"/>
    </style:style>
    <style:style style:name="co5" style:family="table-column">
      <style:table-column-properties fo:break-before="auto" style:column-width="4.06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wrap-option="no-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eeeee" fo:border="0.06pt solid #000000"/>
    </style:style>
    <style:style style:name="ce31" style:family="table-cell" style:parent-style-name="Default">
      <style:table-cell-properties fo:background-color="#dddddd" fo:border="0.06pt solid #000000"/>
    </style:style>
    <style:style style:name="ce32" style:family="table-cell" style:parent-style-name="Default" style:data-style-name="N131">
      <style:table-cell-properties fo:background-color="#eeeeee" fo:border="0.06pt solid #000000"/>
    </style:style>
    <style:style style:name="ce19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0"/>
        <table:table-row table:style-name="ro1">
          <table:table-cell table:style-name="ce1" office:value-type="string" calcext:value-type="string">
            <text:p>UUID</text:p>
          </table:table-cell>
          <table:table-cell table:style-name="ce27" office:value-type="string" calcext:value-type="string">
            <text:p>Original Classification</text:p>
          </table:table-cell>
          <table:table-cell table:style-name="ce27" office:value-type="string" calcext:value-type="string">
            <text:p>Manual Classification</text:p>
          </table:table-cell>
          <table:table-cell table:style-name="ce27" office:value-type="string" calcext:value-type="string">
            <text:p>Issue</text:p>
          </table:table-cell>
          <table:table-cell table:style-name="ce19" office:value-type="string" calcext:value-type="string">
            <text:p>Explanation</text:p>
          </table:table-cell>
        </table:table-row>
        <table:table-row table:style-name="ro1">
          <table:table-cell table:style-name="ce2" office:value-type="string" calcext:value-type="string">
            <text:p>892b676d-7e4e-4cd0-945c-a58093cac2c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116fac0b-fa28-42a4-b1b1-d338917a56f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3ad43daf-65ca-46e3-946b-adae71f6470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eb75f732-b94d-4b06-9247-4fbc4235224a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cbab4120-97ce-4794-9c06-99df6f94112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8bffe3e5-493a-443d-a4ad-f02d4533b47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9d3afd8e-83ff-42a3-9545-ff8a14dbc7a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411868b2-ce6b-4e6d-8c35-83c4bc121ce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a1d3e659-10ed-4d9a-9950-c7e47e274bf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224960e5-cf9e-4961-90b3-01c06e5d488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d216d736-0eb4-424c-82d9-3c9f7ff1f76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dc4ccac8-741d-4e29-bc1d-5328bdadecc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c171301d-12e7-46d8-b440-2a405fbfa13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d35ce80f-5bd3-418b-9987-968950fc4e0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dc0f8635-a73f-47a3-ae81-bd5fc09988e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147144df-4d8f-4a38-9a35-2ee472d1c0b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ting to removed supertype</text:p>
          </table:table-cell>
        </table:table-row>
        <table:table-row table:style-name="ro1">
          <table:table-cell office:value-type="string" calcext:value-type="string">
            <text:p>a1511c5e-27b9-45c8-916a-cbe8c5e82e7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897dd4ad-4140-4be0-864b-93e50d2ae17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7b1a3374-d8da-4d66-92df-875a420c798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ting is omitted in narrowing case</text:p>
          </table:table-cell>
        </table:table-row>
        <table:table-row table:style-name="ro1">
          <table:table-cell office:value-type="string" calcext:value-type="string">
            <text:p>78765cfb-0933-4dbf-8be7-be84ca94512f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50286695-024c-4335-a2c5-bbe16d076530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5a8e8dfc-424d-46ef-ae9b-8d1e469fcb6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3fb53468-d3ae-4c4f-b614-1a84f8f17271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5e770741-7e94-4ea2-8d54-9e35046be174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complete information due to shadow objects</text:p>
          </table:table-cell>
        </table:table-row>
        <table:table-row table:style-name="ro1">
          <table:table-cell office:value-type="string" calcext:value-type="string">
            <text:p>9cad9980-a2d9-4b30-af65-4d17efc1281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20b14960-e21b-4b8e-8c18-459336a013aa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72b2ed07-4e94-490e-9f5f-8b1c1665ce4f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bfba63a4-421b-46fa-9836-15703638d3e1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776d08cc-acab-49bd-961e-c2fa7f43234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ting to removed supertype</text:p>
          </table:table-cell>
        </table:table-row>
        <table:table-row table:style-name="ro1">
          <table:table-cell office:value-type="string" calcext:value-type="string">
            <text:p>ccc8fc95-25da-40f1-bec9-a6f29ec5292f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complete information due to shadow objects</text:p>
          </table:table-cell>
        </table:table-row>
        <table:table-row table:style-name="ro1">
          <table:table-cell office:value-type="string" calcext:value-type="string">
            <text:p>0257e91a-a9e8-4c50-9b23-870cda947be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46b809e4-d604-4439-b8b5-cb3c83ca048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vocation of abstract method</text:p>
          </table:table-cell>
        </table:table-row>
        <table:table-row table:style-name="ro1">
          <table:table-cell office:value-type="string" calcext:value-type="string">
            <text:p>295a2494-d613-483b-8079-4044cf2960d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0dd081a5-e29c-466c-b92e-ff72927c5489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e0cf6080-3a71-4718-873b-e10ca908d43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18e6b723-6b3b-444d-a040-78b8d159be6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48f08d16-d8e2-42c5-b5ad-f0b158100da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fc1f712c-2792-4418-ba79-5c5ccf0c7790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a7ac055d-cdbb-4999-9828-fc9f87b129a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vocation of abstract method</text:p>
          </table:table-cell>
        </table:table-row>
        <table:table-row table:style-name="ro1">
          <table:table-cell office:value-type="string" calcext:value-type="string">
            <text:p>6400f981-7869-4aa2-9e33-607516005577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3ed8c1c4-fcfc-4dbc-a811-c827fff41f34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563bf927-3a48-45a2-a5f0-2fb6a7d6736c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3c073e1d-4f7a-4fae-985d-415c59b7b0af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ed5789ad-4de3-4945-bdae-2f04445034ed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69fb58c4-38ba-48f1-9012-4537f6f927bb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7b2157de-e51d-4c21-9cef-4bc4aa02e1b8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a851ff88-aa45-4b03-983f-ded4f60b4b79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ae896b62-6515-494f-a755-c88ff12f3fbc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0a513aaa-29f7-4f7b-b1a8-c4d34ef2dfd1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937ea149-afc1-4875-98db-ccecf18fb1b9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6d78f052-4f78-47e8-beb7-6d2c794c61b3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4afff918-6884-459d-8db5-e695bdb19a45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590c01cf-39c7-47dd-a752-3c0da8752f23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93688ebe-0365-424b-9f7a-b9924cae573a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6c23e9ba-0225-485a-8954-2a9d4dbfdfe0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1997e4bb-917c-4655-a855-81f3d783813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4bb380ca-5fb5-4d91-9a30-7687fdd8e39b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be8c8bdd-f897-4e77-8def-b1520476d786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3e9b0733-2957-4c6d-9457-f53be760373a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1bcc58d1-9ae1-440f-ae6a-e89e0961717c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bffe364f-3b99-4315-ac4a-b4140c6ec62b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acc8edfe-00be-489f-be3b-b09ff801d5f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7effda25-c240-4b9d-9034-05c0a0b3dc9d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0ed05a61-1bc0-43fd-b97d-2c0c7f667005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4bfcefba-a952-404f-adda-0adfbe64c4ec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0d980497-dbba-466a-b81a-b60053946751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20bcdee1-ba5b-4d84-8356-4db704e821c4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8d85f35e-d085-438f-8eb2-e59a515b8898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b86009c7-3161-4759-9dbe-0374a103c09d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e5516e4b-cb40-4da1-9d80-7f68881b30e9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c9d6686a-2084-4265-8156-529e486a2872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eef40a1e-11b7-476b-9313-428b2b6d5319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4fd3c00a-b7c8-4d2b-a341-290d5ed7d857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a9371a33-d6c0-4edc-a7d8-cfaddd1a335c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256ab9fc-0067-4d6e-bd7b-3d8d951a574f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ed7a7aa4-fd9c-40b5-8ee7-80ba9a5eaf02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cbf71bac-52a0-4c2f-8d58-df1f2930588b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3fd9e6c6-c0d7-4a10-8009-ab474f88f0e3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a6082c4c-dc4b-4fc5-b4b3-be66078658cb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0614e464-3afe-4580-b96e-d8572743c92e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ab0be457-1df5-4752-9279-90a6e6df88cb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1dd017bc-d7a1-4359-9f3a-1a680ecb91a4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d9ce43e5-3133-4d79-a6a4-727ef606f2e2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219d0aee-1041-467a-8ee3-ad8b3da03e44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5"/>
          <table:table-cell table:style-name="ce29" office:value-type="string" calcext:value-type="string">
            <text:p>Original Classification</text:p>
          </table:table-cell>
          <table:table-cell table:style-name="ce29" office:value-type="string" calcext:value-type="string">
            <text:p>Manual Classification</text:p>
          </table:table-cell>
          <table:table-cell table:style-name="Default" table:number-columns-repeated="2"/>
        </table:table-row>
        <table:table-row table:style-name="ro1">
          <table:table-cell table:style-name="ce24" office:value-type="string" calcext:value-type="string">
            <text:p>FP</text:p>
          </table:table-cell>
          <table:table-cell table:style-name="ce30" table:formula="of:=COUNTIF([.B2:.B85]; &quot;FP&quot;)" office:value-type="float" office:value="39" calcext:value-type="float">
            <text:p>39</text:p>
          </table:table-cell>
          <table:table-cell table:style-name="ce30" table:formula="of:=COUNTIF([.C2:.C85]; &quot;FP&quot;)" office:value-type="float" office:value="13" calcext:value-type="float">
            <text:p>13</text:p>
          </table:table-cell>
          <table:table-cell table:style-name="Default" table:number-columns-repeated="2"/>
        </table:table-row>
        <table:table-row table:style-name="ro1">
          <table:table-cell table:style-name="ce25" office:value-type="string" calcext:value-type="string">
            <text:p>FN</text:p>
          </table:table-cell>
          <table:table-cell table:style-name="ce31" table:formula="of:=COUNTIF([.B2:.B85]; &quot;FN&quot;)" office:value-type="float" office:value="45" calcext:value-type="float">
            <text:p>45</text:p>
          </table:table-cell>
          <table:table-cell table:style-name="ce31" table:formula="of:=COUNTIF([.C2:.C85]; &quot;FN&quot;)" office:value-type="float" office:value="19" calcext:value-type="float">
            <text:p>19</text:p>
          </table:table-cell>
          <table:table-cell table:style-name="Default" table:number-columns-repeated="2"/>
        </table:table-row>
        <table:table-row table:style-name="ro1">
          <table:table-cell table:style-name="ce24" office:value-type="string" calcext:value-type="string">
            <text:p>TP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table:formula="of:=[.B92]+COUNTIF([.C2:.C85]; &quot;TP&quot;)" office:value-type="float" office:value="354" calcext:value-type="float">
            <text:p>354</text:p>
          </table:table-cell>
          <table:table-cell table:style-name="Default" table:number-columns-repeated="2"/>
        </table:table-row>
        <table:table-row table:style-name="ro1">
          <table:table-cell table:style-name="ce25" office:value-type="string" calcext:value-type="string">
            <text:p>Discarded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UNTIF([.C2:.C85]; &quot;-&quot;)" office:value-type="float" office:value="26" calcext:value-type="float">
            <text:p>26</text:p>
          </table:table-cell>
          <table:table-cell table:style-name="Default" table:number-columns-repeated="2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30" table:formula="of:=SUM([.B90:.B92])" office:value-type="float" office:value="412" calcext:value-type="float">
            <text:p>412</text:p>
          </table:table-cell>
          <table:table-cell table:style-name="ce30" table:formula="of:=SUM([.C90:.C92])" office:value-type="float" office:value="386" calcext:value-type="float">
            <text:p>386</text:p>
          </table:table-cell>
          <table:table-cell table:style-name="Default" table:number-columns-repeated="2"/>
        </table:table-row>
        <table:table-row table:style-name="ro1">
          <table:table-cell table:style-name="ce26"/>
          <table:table-cell table:style-name="Default" table:number-columns-repeated="4"/>
        </table:table-row>
        <table:table-row table:style-name="ro1">
          <table:table-cell table:style-name="ce25" office:value-type="string" calcext:value-type="string">
            <text:p>Precision</text:p>
          </table:table-cell>
          <table:table-cell table:style-name="ce32" table:formula="of:=[.B92]/([.B92]+[.B90])" office:value-type="float" office:value="0.893732970027248" calcext:value-type="float">
            <text:p>0.8937</text:p>
          </table:table-cell>
          <table:table-cell table:style-name="ce32" table:formula="of:=[.C92]/([.C92]+[.C90])" office:value-type="float" office:value="0.964577656675749" calcext:value-type="float">
            <text:p>0.9646</text:p>
          </table:table-cell>
          <table:table-cell table:style-name="Default" table:number-columns-repeated="2"/>
        </table:table-row>
        <table:table-row table:style-name="ro1">
          <table:table-cell table:style-name="ce25" office:value-type="string" calcext:value-type="string">
            <text:p>Recall</text:p>
          </table:table-cell>
          <table:table-cell table:style-name="ce32" table:formula="of:=[.B92]/([.B92]+[.B91])" office:value-type="float" office:value="0.879356568364611" calcext:value-type="float">
            <text:p>0.8794</text:p>
          </table:table-cell>
          <table:table-cell table:style-name="ce32" table:formula="of:=[.C92]/([.C92]+[.C91])" office:value-type="float" office:value="0.949061662198391" calcext:value-type="float">
            <text:p>0.949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0:07:32.145864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na </meta:initial-creator>
    <meta:creation-date>2022-04-22T17:57:39.908177033</meta:creation-date>
    <dc:date>2022-05-13T10:08:05.853601407</dc:date>
    <dc:creator>Lina </dc:creator>
    <meta:editing-duration>PT1H23M19S</meta:editing-duration>
    <meta:editing-cycles>26</meta:editing-cycles>
    <meta:generator>LibreOffice/7.1.7.2$Linux_X86_64 LibreOffice_project/10$Build-2</meta:generator>
    <meta:document-statistic meta:table-count="1" meta:cell-count="448" meta:object-count="0"/>
  </office:meta>
</office:document-meta>
</file>